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rajeročka moja,</text:p>
      <text:p text:style-name="P1"><text:span text:style-name="T1">[</text:span><text:span text:style-name="T4">: ej, sedem bohov v tebe! :</text:span><text:span text:style-name="T1">]</text:span></text:p>
      <text:p text:style-name="P3"><text:tab/><text:tab/><text:tab/><text:tab/><text:tab/><text:tab/><text:tab/> <text:s text:c="5"/>(čižmy)</text:p>
      <text:p text:style-name="P2"><text:span text:style-name="T1">Už som zodral </text:span><text:span text:style-name="T2">krpce</text:span><text:span text:style-name="T3">,</text:span></text:p>
      <text:p text:style-name="P2"><text:span text:style-name="T3">[</text:span><text:span text:style-name="T5">: ako chodím k tebe. :</text:span><text:span text:style-name="T3">]</text:span></text:p>
      <text:p text:style-name="P4"/>
      <text:p text:style-name="P4">(Nie čižmy, nie čižmy,</text:p>
      <text:p text:style-name="P2"><text:span text:style-name="T3">[</text:span><text:span text:style-name="T5">: ej, ale aj jančiarky, :</text:span><text:span text:style-name="T3">]</text:span></text:p>
      <text:p text:style-name="P4">keď som preskacoval</text:p>
      <text:p text:style-name="P2"><text:span text:style-name="T3">[</text:span><text:span text:style-name="T5">: tie dedinské jarky. :</text:span><text:span text:style-name="T3">]</text:span></text:p>
      <text:p text:style-name="P4"/>
      <text:p text:style-name="P4">Povedzže mi teraz,</text:p>
      <text:p text:style-name="P2"><text:span text:style-name="T3">[</text:span><text:span text:style-name="T5">: ej, čo mi máš povedať, :</text:span><text:span text:style-name="T3">]</text:span></text:p>
      <text:p text:style-name="P4">že ja k vám nebudem</text:p>
      <text:p text:style-name="P2"><text:span text:style-name="T3">[</text:span><text:span text:style-name="T5">: nadarmo chodievať. :</text:span><text:span text:style-name="T3">]</text:span></text:p>
      <text:p text:style-name="P4"/>
      <text:p text:style-name="P4">Povedala som ti,</text:p>
      <text:p text:style-name="P2"><text:span text:style-name="T3">[</text:span><text:span text:style-name="T5">: ej, povedala dávno, :</text:span><text:span text:style-name="T3">]</text:span></text:p>
      <text:p text:style-name="P4">žebys' k nám nechodil,</text:p>
      <text:p text:style-name="P2"><text:span text:style-name="T3">[</text:span><text:span text:style-name="T5">: že to všetko darmo. :</text:span><text:span text:style-name="T3">]</text:span></text:p>
      <text:p text:style-name="P4"/>
      <text:p text:style-name="P4">Povedzže mi, milá,</text:p>
      <text:p text:style-name="P2"><text:span text:style-name="T3">[</text:span><text:span text:style-name="T5">: ej, lebo odpovedaj, :</text:span><text:span text:style-name="T3">]</text:span></text:p>
      <text:p text:style-name="P4">nech sa ja nedržím</text:p>
      <text:p text:style-name="P2"><text:span text:style-name="T3">[</text:span><text:span text:style-name="T5">: na tvoju bielu tvár. :</text:span><text:span text:style-name="T3">]</text:span></text:p>
      <text:p text:style-name="P4"/>
      <text:p text:style-name="P4">Povedala som ti,</text:p>
      <text:p text:style-name="P2"><text:span text:style-name="T3">[</text:span><text:span text:style-name="T5">: ej, v zelenej brezine, :</text:span><text:span text:style-name="T3">]</text:span></text:p>
      <text:p text:style-name="P4">aby si si hľadal</text:p>
      <text:p text:style-name="P2"><text:span text:style-name="T3">[</text:span><text:span text:style-name="T5">: na inej dedine. :</text:span><text:span text:style-name="T3">]</text:span></text:p>
      <text:p text:style-name="P4"/>
      <text:p text:style-name="P4">Povedzže mi, milá,</text:p>
      <text:p text:style-name="P2"><text:span text:style-name="T3">[</text:span><text:span text:style-name="T5">: ej, za blázna ma nemaj, :</text:span><text:span text:style-name="T3">]</text:span></text:p>
      <text:p text:style-name="P4">či sa len žartuješ,</text:p>
      <text:p text:style-name="P2"><text:span text:style-name="T3">[</text:span><text:span text:style-name="T5">: či myslíš naozaj? :</text:span><text:span text:style-name="T3">]</text:span></text:p>
      <text:p text:style-name="P4"/>
      <text:p text:style-name="P4">Povedala som ti,</text:p>
      <text:p text:style-name="P2"><text:span text:style-name="T3">[</text:span><text:span text:style-name="T5">: ej, v lete aj v jaseni, </text:span><text:span text:style-name="T5">:</text:span><text:span text:style-name="T3">]</text:span></text:p>
      <text:p text:style-name="P5">že ty nebudeš mať</text:p>
      <text:p text:style-name="P2"><text:span text:style-name="T3">[</text:span><text:span text:style-name="T5">: zo mňa mladej ženy. :</text:span><text:span text:style-name="T3">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9S</meta:editing-duration>
    <meta:editing-cycles>4</meta:editing-cycles>
    <meta:generator>OpenOffice/4.1.1$Win32 OpenOffice.org_project/411m6$Build-9775</meta:generator>
    <dc:date>2016-08-24T21:21:29.13</dc:date>
    <meta:document-statistic meta:table-count="0" meta:image-count="0" meta:object-count="0" meta:page-count="1" meta:paragraph-count="33" meta:word-count="151" meta:character-count="724"/>
    <meta:user-defined meta:name="Info 1"/>
    <meta:user-defined meta:name="Info 2"/>
    <meta:user-defined meta:name="Info 3"/>
    <meta:user-defined meta:name="Info 4"/>
  </office:meta>
</office:document-meta>
</file>